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kScoreHandler.setAction( String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kScoreHandler.configure( Configuration arg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unkScoreHandler.onMessage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ScoreHandler.onConnect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kScoreHandler.checkScore( SMTP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unkScoreHandler.setMaxScore( double max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